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style:font-style-asian="normal" style:font-weight-asian="normal"/>
    </style:style>
    <style:style style:name="P2"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font-size="18pt" fo:letter-spacing="normal" fo:font-style="normal" fo:font-weight="normal" style:font-size-asian="18pt" style:font-style-asian="normal" style:font-weight-asian="normal" style:font-size-complex="18pt"/>
    </style:style>
    <style:style style:name="P3"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style:font-style-asian="normal" style:font-weight-asian="normal"/>
    </style:style>
    <style:style style:name="P4"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1a4071" officeooo:paragraph-rsid="001a4071" style:font-style-asian="normal" style:font-weight-asian="normal"/>
    </style:style>
    <style:style style:name="T1" style:family="text">
      <style:text-properties fo:font-variant="normal" fo:text-transform="none" fo:color="#000000" loext:opacity="100%" fo:letter-spacing="normal" fo:font-style="normal" fo:font-weight="normal" style:font-style-asian="normal" style:font-weight-asian="normal"/>
    </style:style>
    <style:style style:name="T2" style:family="text">
      <style:text-properties fo:font-variant="normal" fo:text-transform="none" fo:color="#000000" loext:opacity="100%" fo:letter-spacing="normal" fo:font-style="normal" fo:font-weight="normal" officeooo:rsid="0016f6f3" style:font-style-asian="normal" style:font-weight-asian="normal"/>
    </style:style>
    <style:style style:name="T3" style:family="text">
      <style:text-properties officeooo:rsid="001740fd"/>
    </style:style>
    <style:style style:name="T4" style:family="text">
      <style:text-properties officeooo:rsid="001a08fa"/>
    </style:style>
    <style:style style:name="T5" style:family="text">
      <style:text-properties officeooo:rsid="001a407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he People’s Assembly, convening on the <text:span text:style-name="T5">2nd</text:span> of <text:span text:style-name="T5">April</text:span> 202<text:span text:style-name="T5">4</text:span> under the <text:span text:style-name="T5">42nd</text:span> PA Meeting.</text:p>
      <text:p text:style-name="P1"/>
      <text:p text:style-name="P1">The Assembly, recognising the current situation,</text:p>
      <text:p text:style-name="P1"/>
      <text:p text:style-name="P4">Constitutes the need to reform secton 6 of the server regulations, among other economically guiding regulations and guidelines.</text:p>
      <text:p text:style-name="P4">Establishes:</text:p>
      <text:p text:style-name="P4">Different tiers of farms </text:p>
      <text:p text:style-name="P4">a) Farms that need uncommon* structures to work (like the witch farm) remain as is</text:p>
      <text:p text:style-name="P4">b) farms that can be built anywhere provided they are in the right biome or farms than rely on common structures, like honey harms, mob grinder or gold farms can become privatized.</text:p>
      <text:p text:style-name="P4">Provided the player:</text:p>
      <text:p text:style-name="P4">Has a shop selling the items in the farm, if only some of the items are sold, the rest are still public or as before</text:p>
      <text:p text:style-name="P4">The shop has reasonable prices (50% bellow what players would trade for these items before a farm)</text:p>
      <text:p text:style-name="P4">The shop remains stocked</text:p>
      <text:p text:style-name="P4">If the store isnt stocked other players can use the farm</text:p>
      <text:p text:style-name="P4">c) farms needing chunk loaders or spawn chunks remain as is. Osbosian Farms are public. </text:p>
      <text:p text:style-name="P4">Common : Fortresses, Gaurdian temples, Pillager outposts</text:p>
      <text:p text:style-name="P4">Uncommon: Which huts, ancient cities</text:p>
      <text:p text:style-name="P4">Reason: Need to allign rights and responsibilities and to clarify the distinction between labour and rent seeking.</text:p>
      <text:p text:style-name="P1"/>
      <text:p text:style-name="P1">And proceeds.</text:p>
      <text:p text:style-name="P1"/>
      <text:p text:style-name="P1">Signed by,</text:p>
      <text:p text:style-name="P4">Eldegron</text:p>
      <text:p text:style-name="P4">Comradedoggo_23</text:p>
      <text:p text:style-name="P4">Emeralda_axe7</text:p>
      <text:p text:style-name="P4">Lunar_Lunatic_</text:p>
      <text:p text:style-name="P1"/>
      <text:p text:style-name="P1"/>
      <text:p text:style-name="P1"/>
      <text:p text:style-name="Standard"><text:span text:style-name="T1">[</text:span><text:span text:style-name="T2">Motion 42-4: To reform section 6 of the Server Regulations</text:span><text:span text:style-name="T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4-11T22:59:50.642668970</dc:date>
    <meta:editing-duration>PT2M35S</meta:editing-duration>
    <meta:editing-cycles>6</meta:editing-cycles>
    <meta:generator>LibreOffice/24.2.2.2$Linux_X86_64 LibreOffice_project/427a8baee0312a7693737440f205d2e411d50bad</meta:generator>
    <meta:document-statistic meta:table-count="0" meta:image-count="0" meta:object-count="0" meta:page-count="1" meta:paragraph-count="23" meta:word-count="213" meta:character-count="1299" meta:non-whitespace-character-count="1107"/>
  </office:meta>
</office:document-meta>
</file>